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4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table:style-name="ce4" office:value-type="string" calcext:value-type="string">
            <text:p>lrt、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，lr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赛上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赛后</text:p>
          </table:table-cell>
          <table:table-cell table:style-name="ce6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00／00／00</text:date>, <text:time style:data-style-name="N2" text:time-value="01:00:23.74393946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3T01:00:33.965952053</dc:date>
    <meta:editing-duration>PT1M2S</meta:editing-duration>
    <meta:editing-cycles>7</meta:editing-cycles>
    <meta:generator>LibreOffice/4.2.8.2$Linux_X86_64 LibreOffice_project/420m0$Build-2</meta:generator>
    <meta:document-statistic meta:table-count="1" meta:cell-count="73" meta:object-count="0"/>
  </office:meta>
</office:document-meta>
</file>